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FreeSans" svg:font-family="FreeSans, Calibri" style:font-pitch="variable"/>
    <style:font-face style:name="Lohit Devanagari2" svg:font-family="'Lohit Devanagari', Calibri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Heading_20_3">
      <style:text-properties officeooo:paragraph-rsid="000f9d26"/>
    </style:style>
    <style:style style:name="P3" style:family="paragraph" style:parent-style-name="Standard">
      <style:text-properties officeooo:paragraph-rsid="000f9d26"/>
    </style:style>
    <style:style style:name="P4" style:family="paragraph" style:parent-style-name="Standard">
      <style:text-properties officeooo:paragraph-rsid="001067b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01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bb09e"/>
    </style:style>
    <style:style style:name="T5" style:family="text">
      <style:text-properties officeooo:rsid="000e0124"/>
    </style:style>
    <style:style style:name="T6" style:family="text">
      <style:text-properties style:use-window-font-color="true" style:font-name="Liberation Sans1" fo:font-size="14pt" fo:language="ru" fo:country="RU" fo:font-weight="bold" officeooo:rsid="000e0124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7" style:family="text">
      <style:text-properties style:text-line-through-style="solid" style:text-line-through-type="single" officeooo:rsid="001067b1"/>
    </style:style>
    <style:style style:name="T8" style:family="text">
      <style:text-properties style:text-line-through-style="none" style:text-line-through-type="none" officeooo:rsid="000e0124"/>
    </style:style>
    <style:style style:name="T9" style:family="text">
      <style:text-properties style:text-line-through-style="none" style:text-line-through-type="none" officeooo:rsid="000f9d26"/>
    </style:style>
    <style:style style:name="T10" style:family="text">
      <style:text-properties style:text-line-through-style="none" style:text-line-through-type="none" officeooo:rsid="001067b1"/>
    </style:style>
    <style:style style:name="T11" style:family="text">
      <style:text-properties officeooo:rsid="000f9d26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9d26"/>
    </style:style>
    <style:style style:name="T14" style:family="text">
      <style:text-properties officeooo:rsid="001067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Модуль <text:span text:style-name="T5">helper </text:span></text:h>
      <text:h text:style-name="Heading_20_3" text:outline-level="3">Функция <text:span text:style-name="T6">Atang</text:span></text:h>
      <text:p text:style-name="Заголовок1">Тест №<text:span text:style-name="T1">1</text:span></text:p>
      <text:p text:style-name="Standard"><text:span text:style-name="T3">Цель:</text:span> проверить работу функции <text:span text:style-name="T5">с помощью «табличных» значений арктангенса</text:span></text:p>
      <text:p text:style-name="Standard"><text:span text:style-name="T3">Тип:</text:span> позитивный</text:p>
      <text:p text:style-name="Standard"><text:span text:style-name="T3">Входные данные:</text:span> <text:s/><text:span text:style-name="T5">(1, 1)</text:span> ; <text:span text:style-name="T5">(1,</text:span><text:span text:style-name="T8"> - 1) ; ( - 1, 1) ; (1, 0) ; ( - 1, 0) — </text:span><text:span text:style-name="T9">где соответственно x, y</text:span></text:p>
      <text:p text:style-name="Standard"><text:span text:style-name="T3">Ожидаемый результат:</text:span> <text:span text:style-name="T5">результаты, удовлетворяющие таблице (в градусах)</text:span><text:span text:style-name="T4"> </text:span><text:s/></text:p>
      <text:p text:style-name="Заголовок1">Тест №<text:span text:style-name="T4">2</text:span></text:p>
      <text:p text:style-name="Standard"><text:span text:style-name="T3">Цель:</text:span> <text:span text:style-name="T5">проверить работу функции при неожиданном делении на 0</text:span></text:p>
      <text:p text:style-name="Standard"><text:span text:style-name="T3">Тип:</text:span> негативный</text:p>
      <text:p text:style-name="Standard"><text:span text:style-name="T3">Входные данные:</text:span> <text:span text:style-name="T5">(0, 1) ; (0, 0) — </text:span><text:span text:style-name="T11">where x, y</text:span></text:p>
      <text:p text:style-name="Standard"><text:span text:style-name="T3">Ожидаемый результат:</text:span> <text:span text:style-name="T5">ноль</text:span></text:p>
      <text:p text:style-name="Standard"/>
      <text:h text:style-name="Heading_20_3" text:outline-level="3">Функция: <text:span text:style-name="T5">Vect</text:span></text:h>
      <text:p text:style-name="Заголовок1">Тест №<text:span text:style-name="T1">1</text:span></text:p>
      <text:p text:style-name="Standard"><text:span text:style-name="T3">Цель:</text:span> проверить <text:span text:style-name="T4">общую способность функции </text:span><text:span text:style-name="T5">находить ортонормированный вектор</text:span><text:span text:style-name="T4"> </text:span><text:s/></text:p>
      <text:p text:style-name="Standard"><text:span text:style-name="T3">Тип:</text:span> позитивный</text:p>
      <text:p text:style-name="Standard"><text:span text:style-name="T3">Входные данные:</text:span> <text:s text:c="10"/><text:span text:style-name="T5">(1, 0) ; ( 6, 8) ; ( - 6, 8) — </text:span><text:span text:style-name="T11">where x, y</text:span></text:p>
      <text:p text:style-name="Standard"><text:span text:style-name="T3">Ожидаемый результат:</text:span> <text:s/><text:span text:style-name="T5">(1, 0) ; (0.6 , 0.8) ; ( - 0.6, 0.8)</text:span></text:p>
      <text:p text:style-name="Заголовок1">Тест №<text:span text:style-name="T2">2</text:span></text:p>
      <text:p text:style-name="Standard"><text:span text:style-name="T3">Цель:</text:span> проверить работу функции <text:span text:style-name="T5">при нулевом векторе </text:span></text:p>
      <text:p text:style-name="Standard"><text:span text:style-name="T3">Тип:</text:span> негативный</text:p>
      <text:p text:style-name="Standard"><text:span text:style-name="T3">Входные данные:</text:span> <text:span text:style-name="T5">(0, 0) — </text:span><text:span text:style-name="T11">where x, y</text:span></text:p>
      <text:p text:style-name="Standard"><text:span text:style-name="T3">Ожидаемый результат:</text:span> <text:span text:style-name="T5">(0, 0)</text:span></text:p>
      <text:p text:style-name="Standard"/>
      <text:p text:style-name="Standard"/>
      <text:h text:style-name="Heading_20_3" text:outline-level="3">Функция <text:span text:style-name="T5">Reject</text:span></text:h>
      <text:p text:style-name="Заголовок1">Тест №<text:span text:style-name="T1">1</text:span></text:p>
      <text:p text:style-name="Standard"><text:span text:style-name="T3">Цель:</text:span> проверить <text:span text:style-name="T4">общую способность</text:span> функции <text:span text:style-name="T11">вычислить угол отражения</text:span> </text:p>
      <text:p text:style-name="Standard"><text:span text:style-name="T3">Тип:</text:span> позитивный</text:p>
      <text:p text:style-name="Standard"><text:span text:style-name="T3">Входные данные:</text:span> <text:s text:c="11"/><text:span text:style-name="T11">135 ; 180 ; -30 ; -60 — где всё — поворот тела в градусах</text:span></text:p>
      <text:p text:style-name="Standard"><text:span text:style-name="T3">Ожидаемый результат: </text:span><text:span text:style-name="T12"><text:s text:c="3"/></text:span><text:span text:style-name="T13">45 <text:s/>; <text:s text:c="2"/>0 <text:s text:c="2"/>; -150; -120</text:span><text:span text:style-name="T12"> </text:span></text:p>
      <text:p text:style-name="Заголовок1">Тест №<text:span text:style-name="T1">2</text:span></text:p>
      <text:p text:style-name="Standard"><text:span text:style-name="T3">Цель:</text:span> проверить работу функции <text:span text:style-name="T11">при «неожиданных» значениях</text:span></text:p>
      <text:p text:style-name="Standard"><text:span text:style-name="T3">Тип:</text:span> негативный</text:p>
      <text:p text:style-name="P4"><text:span text:style-name="T3">Входные данные:</text:span> <text:s text:c="10"/><text:span text:style-name="T11">0 ; 90 ; -90 — где всё — поворот тела в градусах</text:span></text:p>
      <text:p text:style-name="P3"><text:span text:style-name="T3">Ожидаемый результат:</text:span> <text:span text:style-name="T11">180 ; 180 ; 180</text:span></text:p>
      <text:p text:style-name="Standard"/>
      <text:h text:style-name="P2" text:outline-level="3"><text:soft-page-break/>Функция <text:span text:style-name="T11">Stolk</text:span></text:h>
      <text:p text:style-name="Заголовок1">Тест №<text:span text:style-name="T1">1</text:span></text:p>
      <text:p text:style-name="Standard"><text:span text:style-name="T3">Цель:</text:span> проверить <text:span text:style-name="T4">общую способность функции </text:span><text:span text:style-name="T11">на стандартных значениях</text:span> </text:p>
      <text:p text:style-name="Standard"><text:span text:style-name="T3">Тип:</text:span> позитивный</text:p>
      <text:p text:style-name="Standard"><text:span text:style-name="T3">Входные данные:</text:span> <text:span text:style-name="T11">(6, 8, 30) ; (100, 100, 60) — где 1 и 2 переменные — x, y, последняя - поворот</text:span></text:p>
      <text:p text:style-name="Standard"><text:span text:style-name="T3">Ожидаемый результат:</text:span> <text:span text:style-name="T14">(true, 210) ; (false; 60) — где 1 переменная — признак столкновения, 2 — значение последующего поворота тела в градусах</text:span></text:p>
      <text:p text:style-name="Заголовок1">Тест №<text:span text:style-name="T1">2</text:span></text:p>
      <text:p text:style-name="Standard"><text:span text:style-name="T3">Цель:</text:span> <text:span text:style-name="T4">проверить </text:span><text:span text:style-name="T14">работу на нестандартных значениях</text:span></text:p>
      <text:p text:style-name="Standard"><text:span text:style-name="T3">Тип:</text:span> негативный</text:p>
      <text:p text:style-name="Standard"><text:span text:style-name="T3">Входные данные:</text:span> <text:s text:c="9"/><text:span text:style-name="T14">(-1, </text:span><text:span text:style-name="T10">9, 11) ; ( - 100, - 100, 33)</text:span></text:p>
      <text:p text:style-name="Standard"><text:span text:style-name="T3">Ожидаемый результат:</text:span> <text:span text:style-name="T14">(true, 191); (false, 33)</text:span></text:p>
      <text:p text:style-name="Standard"/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FreeSans" svg:font-family="FreeSans, Calibri" style:font-pitch="variable"/>
    <style:font-face style:name="Lohit Devanagari2" svg:font-family="'Lohit Devanagari', Calibri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, Calibri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, Calibri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2" style:font-family-complex="'Lohit Devanagari', Calibri" style:font-pitch-complex="variable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/>
    <meta:creation-date>2018-01-24T09:04:00</meta:creation-date>
    <dc:date>2021-05-27T10:59:29.317542977</dc:date>
    <meta:editing-cycles>4</meta:editing-cycles>
    <meta:editing-duration>PT12M59S</meta:editing-duration>
    <meta:generator>LibreOffice/6.4.7.2$Linux_X86_64 LibreOffice_project/40$Build-2</meta:generator>
    <meta:document-statistic meta:table-count="0" meta:image-count="0" meta:object-count="0" meta:page-count="2" meta:paragraph-count="45" meta:word-count="288" meta:character-count="1744" meta:non-whitespace-character-count="1429"/>
  </office:meta>
</office:document-meta>
</file>